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BTransformer.characters( char c [ ] , int start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BTransformer.skippedEntit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BTransform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Transformer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DBTransformer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BTransformer.configure(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DBTransformer.endElement( String uri , String loc , String raw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17">
            <text:p text:style-name="Table_20_Contents">117</text:p>
          </table:table-cell>
        </table:table-row>
        <table:table-row>
          <table:table-cell office:value-type="string">
            <text:p text:style-name="Table_20_Contents">XMLDBTransformer.ignorableWhitespace( char c [ ] , int start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BTransformer.startCDAT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BTransformer.end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BTransformer.getTransformer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BTransformer.startDTD( String name ,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DBTransformer.XMLDB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DBTransformer.startElement( String uri , String loc , String raw , Attributes a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XMLDBTransformer.endCDAT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BTransformer.startEntit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BTransformer.endEntit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B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Transform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BTransformer.startPrefixMapping( String prefix ,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BTransformer.comment( char ch [ ] , int start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BTransformer.endPrefixMapping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BTransformer.setup( SourceResolver resolver , Map objectModel , String src , Parameters p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DBTransformer.processingInstruction( String target , String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B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